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paragraph-properties fo:text-indent="0.4923in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0 – Documentation</text:p>
      <text:p text:style-name="Standard"/>
      <text:p text:style-name="P2">Reason for choosing Merge Sort</text:p>
      <text:list text:style-name="LFO1" text:continue-numbering="true">
        <text:list-item>
          <text:p text:style-name="P3">Merge sort is efficient for larger arrays whereas quick sort is inefficient for larger<text:s/>arrays</text:p>
        </text:list-item>
        <text:list-item>
          <text:p text:style-name="P4">In worst case, merge sort does 39% fewer comparisons than quick sort</text:p>
          <text:list text:continue-numbering="true">
            <text:list-item>
              <text:p text:style-name="P5">In worst case, quick sort is O(n2) whereas in quick sort it is O(n log n)</text:p>
            </text:list-item>
          </text:list>
        </text:list-item>
      </text:list>
      <text:p text:style-name="Standard"/>
      <text:p text:style-name="P6">Description of Code Organization</text:p>
      <text:p text:style-name="Standard"/>
      <text:p text:style-name="Standard"/>
      <text:p text:style-name="Standard">| -- Source</text:p>
      <text:p text:style-name="Standard">|<text:tab/>|- Main.c <text:s text:c="17"/>(Main<text:s/>Application)</text:p>
      <text:p text:style-name="Standard">| <text:s text:c="10"/>| - Sort_algorithm.c (has the merge sort algorithm)</text:p>
      <text:p text:style-name="Standard">|</text:p>
      <text:p text:style-name="Standard">| -- Includes</text:p>
      <text:p text:style-name="Standard">|<text:tab/>|- Main.h</text:p>
      <text:p text:style-name="Standard">| <text:s text:c="10"/>| - Sort_algorithm.h</text:p>
      <text:p text:style-name="Standard">|</text:p>
      <text:p text:style-name="Standard">|--<text:s/>Makefile</text:p>
      <text:p text:style-name="Standard">|</text:p>
      <text:p text:style-name="Standard">|--<text:s/>All input and output files</text:p>
      <text:p text:style-name="Standard">|</text:p>
      <text:p text:style-name="Standard"/>
      <text:p text:style-name="Standard"/>
      <text:p text:style-name="P7">Description of every file submitted</text:p>
      <text:p text:style-name="Standard"/>
      <text:p text:style-name="P8">Input.txt</text:p>
      <text:p text:style-name="Standard"><text:tab/>Default input file when no input file is specified as command line argument</text:p>
      <text:p text:style-name="Standard"/>
      <text:p text:style-name="P9">Main.c</text:p>
      <text:p text:style-name="Standard"><text:tab/>Contains the main application</text:p>
      <text:p text:style-name="P10">Main.h</text:p>
      <text:p text:style-name="Standard"><text:tab/>Header declarations for the main application</text:p>
      <text:p text:style-name="P11">Sort_algorithm.c</text:p>
      <text:p text:style-name="Standard"><text:tab/>Contains function definitions for merge sort algorithm</text:p>
      <text:p text:style-name="P12">Sort_algorithm.c</text:p>
      <text:p text:style-name="P13">Contains function declarations for merge sort algorithm</text:p>
      <text:p text:style-name="P14">Makefile</text:p>
      <text:p text:style-name="Standard"><text:tab/>Helper script to generate and clean the executables</text:p>
      <text:p text:style-name="P15">Compilation instructions</text:p>
      <text:p text:style-name="Standard"><text:tab/>Make</text:p>
      <text:p text:style-name="Standard"><text:tab/><text:tab/>To generate the executable mysort</text:p>
      <text:p text:style-name="Standard"><text:tab/>Make clean</text:p>
      <text:p text:style-name="Standard"><text:tab/><text:tab/>To clean all object files and executable</text:p>
      <text:p text:style-name="P16">Execution instructions</text:p>
      <text:p text:style-name="Standard"/>
      <text:p text:style-name="Standard">./mysort –name</text:p>
      <text:p text:style-name="Standard"><text:tab/>For displaying the author’s name</text:p>
      <text:p text:style-name="Standard"/>
      <text:p text:style-name="Standard">General rule for application execution:</text:p>
      <text:p text:style-name="Standard"><text:tab/>./mysort [input file] -o [output file]</text:p>
      <text:p text:style-name="Standard"/>
      <text:p text:style-name="Standard">[] – are optional</text:p>
      <text:p text:style-name="Standard"/>
      <text:p text:style-name="Standard">Default input file – input.txt</text:p>
      <text:p text:style-name="Standard">Default output stream – standard output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Noto Sans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teve</dc:creator>
    <meta:creation-date>2019-09-03T14:02:00Z</meta:creation-date>
    <dc:date>2019-09-04T16:15:00Z</dc:date>
    <meta:template xlink:href="Normal" xlink:type="simple"/>
    <meta:editing-cycles>5</meta:editing-cycles>
    <meta:editing-duration>PT13620S</meta:editing-duration>
    <meta:document-statistic meta:page-count="2" meta:paragraph-count="2" meta:word-count="202" meta:character-count="1356" meta:row-count="9" meta:non-whitespace-character-count="1156"/>
  </office:meta>
</office:document-meta>
</file>